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2000000781411B3B8D044F16F.png" manifest:media-type="image/png"/>
  <manifest:file-entry manifest:full-path="Pictures/10000001000000900000008DD1A29548509F44AC.png" manifest:media-type="image/png"/>
  <manifest:file-entry manifest:full-path="Pictures/2000000700000F1A00000C69DFE3954EBEC5257C.svm" manifest:media-type="image/x-svm"/>
  <manifest:file-entry manifest:full-path="Pictures/1000000100000092000000786C3D28FC40595C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4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385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5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cm" svg:height="5.08cm" svg:x="16.59cm" svg:y="1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65cm" svg:height="3.176cm" svg:x="13.97cm" svg:y="7.62cm">
          <draw:image xlink:href="Pictures/2000000700000F1A00000C69DFE3954EBEC5257C.svm" xlink:type="simple" xlink:show="embed" xlink:actuate="onLoad" draw:mime-type="image/x-svm">
            <text:p/>
          </draw:image>
          <draw:image xlink:href="Pictures/1000000100000092000000781411B3B8D044F16F.png" xlink:type="simple" xlink:show="embed" xlink:actuate="onLoad" draw:mime-type="image/png"/>
        </draw:frame>
        <draw:g>
          <draw:custom-shape draw:style-name="gr3" draw:text-style-name="P3" draw:layer="layout" svg:width="3.81cm" svg:height="0.635cm" svg:x="6.985cm" svg:y="2.3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81cm" svg:height="1.905cm" svg:x="6.985cm" svg:y="3.09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8.79cm" svg:y1="2.796cm" svg:x2="8.79cm" svg:y2="1.526cm">
            <text:p/>
          </draw:line>
          <draw:frame draw:style-name="gr6" draw:text-style-name="P4" draw:layer="layout" svg:width="1.905cm" svg:height="0.962cm" svg:x="8.857cm" svg:y="1.27cm">
            <draw:text-box>
              <text:p>e</text:p>
            </draw:text-box>
          </draw:frame>
        </draw:g>
        <draw:frame draw:style-name="gr2" draw:text-style-name="P2" draw:layer="layout" svg:width="3.812cm" svg:height="3.731cm" svg:x="7.62cm" svg:y="7.62cm">
          <draw:image xlink:href="Pictures/10000001000000900000008DD1A29548509F44A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presentation:notes draw:style-name="dp1">
          <draw:page-thumbnail draw:style-name="gr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1">
          <draw:page-thumbnail draw:style-name="gr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1">
          <draw:page-thumbnail draw:style-name="gr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1">
          <draw:page-thumbnail draw:style-name="gr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092000000786C3D28FC40595CA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Qiankun Wang</meta:initial-creator>
    <meta:creation-date>2022-03-31T19:06:51.823821075</meta:creation-date>
    <dc:date>2022-03-31T20:12:13.205722302</dc:date>
    <dc:creator>Qiankun Wang</dc:creator>
    <meta:editing-duration>PT34M59S</meta:editing-duration>
    <meta:editing-cycles>2</meta:editing-cycles>
    <meta:generator>LibreOffice/7.2.6.2$Linux_X86_64 LibreOffice_project/20$Build-2</meta:generator>
    <meta:document-statistic meta:object-count="39"/>
  </office:meta>
</office:document-meta>
</file>